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06"/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"/>
  </office:automatic-styles>
  <office:body>
    <office:spreadsheet>
      <table:calculation-settings table:automatic-find-labels="false"/>
      <table:table table:name="LFO freq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Base</text:p>
          </table:table-cell>
          <table:table-cell table:style-name="ce1" office:value-type="float" office:value="8000000" calcext:value-type="float">
            <text:p>8,00E+0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M div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table:formula="of:=[.B1]/[.B2]/[.B3]" office:value-type="float" office:value="55555.5555555556" calcext:value-type="float">
            <text:p>55555,555555555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FO mod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FO Freq</text:p>
          </table:table-cell>
          <table:table-cell office:value-type="string" calcext:value-type="string">
            <text:p>Hz</text:p>
          </table:table-cell>
          <table:table-cell table:style-name="Default" office:value-type="string" calcext:value-type="string">
            <text:p>Cuenta</text:p>
          </table:table-cell>
          <table:table-cell table:style-name="Default" office:value-type="string" calcext:value-type="string">
            <text:p>Bits</text:p>
          </table:table-cell>
          <table:table-cell table:style-name="Default" office:value-type="string" calcext:value-type="string">
            <text:p>Periodo (ms)</text:p>
          </table:table-cell>
          <table:table-cell office:value-type="string" calcext:value-type="string">
            <text:p>Simul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.2" calcext:value-type="float">
            <text:p>72,2</text:p>
          </table:table-cell>
          <table:table-cell table:formula="of:=[.$B$4]/[.B8]/[.$B$5]-1" office:value-type="float" office:value="5.01146506617421" calcext:value-type="float">
            <text:p>5,0</text:p>
          </table:table-cell>
          <table:table-cell table:formula="of:=LOG([.C8];2)" office:value-type="float" office:value="2.32523242671782" calcext:value-type="float">
            <text:p>2,3</text:p>
          </table:table-cell>
          <table:table-cell table:formula="of:=1000/[.B8]" office:value-type="float" office:value="13.8504155124654" calcext:value-type="float">
            <text:p>13,9</text:p>
          </table:table-cell>
          <table:table-cell office:value-type="float" office:value="14.33" calcext:value-type="float">
            <text:p>14,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1" calcext:value-type="float">
            <text:p>48,1</text:p>
          </table:table-cell>
          <table:table-cell table:formula="of:=[.$B$4]/[.B9]/[.$B$5]-1" office:value-type="float" office:value="8.02344652344652" calcext:value-type="float">
            <text:p>8,0</text:p>
          </table:table-cell>
          <table:table-cell table:formula="of:=LOG([.C9];2)" office:value-type="float" office:value="3.00422208882404" calcext:value-type="float">
            <text:p>3,0</text:p>
          </table:table-cell>
          <table:table-cell table:formula="of:=1000/[.B9]" office:value-type="float" office:value="20.7900207900208" calcext:value-type="float">
            <text:p>20,8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3" calcext:value-type="float">
            <text:p>9,63</text:p>
          </table:table-cell>
          <table:table-cell table:formula="of:=[.$B$4]/[.B10]/[.$B$5]-1" office:value-type="float" office:value="44.0703819083881" calcext:value-type="float">
            <text:p>44,1</text:p>
          </table:table-cell>
          <table:table-cell table:formula="of:=LOG([.C10];2)" office:value-type="float" office:value="5.4617374937707" calcext:value-type="float">
            <text:p>5,5</text:p>
          </table:table-cell>
          <table:table-cell table:formula="of:=1000/[.B10]" office:value-type="float" office:value="103.842159916926" calcext:value-type="float">
            <text:p>103,8</text:p>
          </table:table-cell>
          <table:table-cell office:value-type="float" office:value="107.5" calcext:value-type="float">
            <text:p>107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8" calcext:value-type="float">
            <text:p>6,88</text:p>
          </table:table-cell>
          <table:table-cell table:formula="of:=[.$B$4]/[.B11]/[.$B$5]-1" office:value-type="float" office:value="62.0854328165375" calcext:value-type="float">
            <text:p>62,1</text:p>
          </table:table-cell>
          <table:table-cell table:formula="of:=LOG([.C11];2)" office:value-type="float" office:value="5.95618290168008" calcext:value-type="float">
            <text:p>6,0</text:p>
          </table:table-cell>
          <table:table-cell table:formula="of:=1000/[.B11]" office:value-type="float" office:value="145.348837209302" calcext:value-type="float">
            <text:p>145,3</text:p>
          </table:table-cell>
          <table:table-cell office:value-type="float" office:value="150.5" calcext:value-type="float">
            <text:p>15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7" calcext:value-type="float">
            <text:p>6,37</text:p>
          </table:table-cell>
          <table:table-cell table:formula="of:=[.$B$4]/[.B12]/[.$B$5]-1" office:value-type="float" office:value="67.1362288505146" calcext:value-type="float">
            <text:p>67,1</text:p>
          </table:table-cell>
          <table:table-cell table:formula="of:=LOG([.C12];2)" office:value-type="float" office:value="6.06901959570802" calcext:value-type="float">
            <text:p>6,1</text:p>
          </table:table-cell>
          <table:table-cell table:formula="of:=1000/[.B12]" office:value-type="float" office:value="156.985871271586" calcext:value-type="float">
            <text:p>157,0</text:p>
          </table:table-cell>
          <table:table-cell office:value-type="float" office:value="162.5" calcext:value-type="float">
            <text:p>16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2" calcext:value-type="float">
            <text:p>6,02</text:p>
          </table:table-cell>
          <table:table-cell table:formula="of:=[.$B$4]/[.B13]/[.$B$5]-1" office:value-type="float" office:value="71.0976375046143" calcext:value-type="float">
            <text:p>71,1</text:p>
          </table:table-cell>
          <table:table-cell table:formula="of:=LOG([.C13];2)" office:value-type="float" office:value="6.15172971637756" calcext:value-type="float">
            <text:p>6,2</text:p>
          </table:table-cell>
          <table:table-cell table:formula="of:=1000/[.B13]" office:value-type="float" office:value="166.112956810631" calcext:value-type="float">
            <text:p>166,1</text:p>
          </table:table-cell>
          <table:table-cell office:value-type="float" office:value="173.4" calcext:value-type="float">
            <text:p>173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,56</text:p>
          </table:table-cell>
          <table:table-cell table:formula="of:=[.$B$4]/[.B14]/[.$B$5]-1" office:value-type="float" office:value="77.062549960032" calcext:value-type="float">
            <text:p>77,1</text:p>
          </table:table-cell>
          <table:table-cell table:formula="of:=LOG([.C14];2)" office:value-type="float" office:value="6.26795801970947" calcext:value-type="float">
            <text:p>6,3</text:p>
          </table:table-cell>
          <table:table-cell table:formula="of:=1000/[.B14]" office:value-type="float" office:value="179.856115107914" calcext:value-type="float">
            <text:p>179,9</text:p>
          </table:table-cell>
          <table:table-cell office:value-type="float" office:value="188.7" calcext:value-type="float">
            <text:p>188,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" calcext:value-type="float">
            <text:p>3,98</text:p>
          </table:table-cell>
          <table:table-cell table:formula="of:=[.$B$4]/[.B15]/[.$B$5]-1" office:value-type="float" office:value="108.052205471803" calcext:value-type="float">
            <text:p>108,1</text:p>
          </table:table-cell>
          <table:table-cell table:formula="of:=LOG([.C15];2)" office:value-type="float" office:value="6.75558470936466" calcext:value-type="float">
            <text:p>6,8</text:p>
          </table:table-cell>
          <table:table-cell table:formula="of:=1000/[.B15]" office:value-type="float" office:value="251.256281407035" calcext:value-type="float">
            <text:p>251,3</text:p>
          </table:table-cell>
          <table:table-cell office:value-type="float" office:value="256" calcext:value-type="float">
            <text:p>256</text:p>
          </table:table-cell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7"/>
        <table:table-column table:style-name="co1" table:default-cell-style-name="Default"/>
        <table:table-row table:style-name="ro2">
          <table:table-cell office:value-type="string" calcext:value-type="string">
            <text:p>Piece-wise linear approx</text:p>
          </table:table-cell>
          <table:table-cell/>
          <table:table-cell table:style-name="Default" office:value-type="string" calcext:value-type="string">
            <text:p>phinc_mod = phinc_base*(1+0.0005946*cent)</text:p>
          </table:table-cell>
          <table:table-cell table:style-name="Default"/>
          <table:table-cell/>
        </table:table-row>
        <table:table-row table:style-name="ro2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5" office:value-type="string" calcext:value-type="string">
            <text:p>PMS</text:p>
          </table:table-cell>
          <table:table-cell table:style-name="ce5" office:value-type="string" calcext:value-type="string">
            <text:p>Cent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Factor*1024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.B6]*0.0005946" office:value-type="float" office:value="0" calcext:value-type="float">
            <text:p>0,000000</text:p>
          </table:table-cell>
          <table:table-cell table:formula="of:=[.C6]*1024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table:formula="of:=[.B7]*0.0005946" office:value-type="float" office:value="0.00202164" calcext:value-type="float">
            <text:p>0,002022</text:p>
          </table:table-cell>
          <table:table-cell table:formula="of:=[.C7]*1024" office:value-type="float" office:value="2.07015936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,7</text:p>
          </table:table-cell>
          <table:table-cell table:formula="of:=[.B8]*0.0005946" office:value-type="float" office:value="0.00398382" calcext:value-type="float">
            <text:p>0,003984</text:p>
          </table:table-cell>
          <table:table-cell table:formula="of:=[.C8]*1024" office:value-type="float" office:value="4.07943168" calcext:value-type="float">
            <text:p>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9]*0.0005946" office:value-type="float" office:value="0.005946" calcext:value-type="float">
            <text:p>0,005946</text:p>
          </table:table-cell>
          <table:table-cell table:formula="of:=[.C9]*1024" office:value-type="float" office:value="6.088704" calcext:value-type="float">
            <text:p>6</text:p>
          </table:table-cell>
          <table:table-cell table:formula="of:=&quot;4+2&quot;" office:value-type="string" office:string-value="4+2" calcext:value-type="string">
            <text:p>4+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B10]*0.0005946" office:value-type="float" office:value="0.0083244" calcext:value-type="float">
            <text:p>0,008324</text:p>
          </table:table-cell>
          <table:table-cell table:formula="of:=[.C10]*1024" office:value-type="float" office:value="8.5241856" calcext:value-type="float">
            <text:p>9</text:p>
          </table:table-cell>
          <table:table-cell table:formula="of:=&quot;8+1&quot;" office:value-type="string" office:string-value="8+1" calcext:value-type="string">
            <text:p>8+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11]*0.0005946" office:value-type="float" office:value="0.011892" calcext:value-type="float">
            <text:p>0,011892</text:p>
          </table:table-cell>
          <table:table-cell table:formula="of:=[.C11]*1024" office:value-type="float" office:value="12.177408" calcext:value-type="float">
            <text:p>12</text:p>
          </table:table-cell>
          <table:table-cell table:formula="of:=&quot;8+4&quot;" office:value-type="string" office:string-value="8+4" calcext:value-type="string">
            <text:p>8+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B12]*0.0005946" office:value-type="float" office:value="0.023784" calcext:value-type="float">
            <text:p>0,023784</text:p>
          </table:table-cell>
          <table:table-cell table:formula="of:=[.C12]*1024" office:value-type="float" office:value="24.354816" calcext:value-type="float">
            <text:p>24</text:p>
          </table:table-cell>
          <table:table-cell table:formula="of:=&quot;8+16&quot;" office:value-type="string" office:string-value="8+16" calcext:value-type="string">
            <text:p>8+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formula="of:=[.B13]*0.0005946" office:value-type="float" office:value="0.047568" calcext:value-type="float">
            <text:p>0,047568</text:p>
          </table:table-cell>
          <table:table-cell table:formula="of:=[.C13]*1024" office:value-type="float" office:value="48.709632" calcext:value-type="float">
            <text:p>49</text:p>
          </table:table-cell>
          <table:table-cell table:formula="of:=&quot;32+16+1&quot;" office:value-type="string" office:string-value="32+16+1" calcext:value-type="string">
            <text:p>32+16+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09:44:39.1901381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6:26:17.435717825</meta:creation-date>
    <dc:date>2018-10-14T10:05:40.682720647</dc:date>
    <meta:editing-duration>PT15H35M13S</meta:editing-duration>
    <meta:editing-cycles>4</meta:editing-cycles>
    <meta:generator>LibreOffice/6.0.6.2$Linux_X86_64 LibreOffice_project/00m0$Build-2</meta:generator>
    <meta:document-statistic meta:table-count="2" meta:cell-count="107" meta:object-count="0"/>
  </office:meta>
</office:document-meta>
</file>